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9.195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414cm" fo:min-width="2.156cm" draw:shadow="visible" draw:shadow-offset-x="0.203cm" draw:shadow-offset-y="0.203cm"/>
    </style:style>
    <style:style style:name="gr1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3.542cm" svg:y1="8.184cm" svg:x2="13.567cm" svg:y2="5.284cm" draw:start-shape="id3" draw:start-glue-point="0" draw:end-shape="id4" svg:d="M3542 8184v-1450h10025v-1450" svg:viewBox="0 0 10026 2901">
          <text:p/>
        </draw:connector>
        <draw:custom-shape draw:style-name="gr5" draw:text-style-name="P4" xml:id="id5" draw:id="id5" draw:layer="layout" svg:width="2.204cm" svg:height="1.332cm" svg:x="5.619cm" svg:y="8.192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2.44cm" svg:y="8.184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9.695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567cm" svg:y1="4.903cm" svg:x2="11.339cm" svg:y2="3.321cm" draw:start-shape="id4" draw:start-glue-point="0" draw:end-shape="id1" draw:end-glue-point="2" svg:d="M13567 4903v-690h-2228v-892" svg:viewBox="0 0 2229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6.721cm" svg:y1="8.192cm" svg:x2="13.567cm" svg:y2="5.284cm" draw:start-shape="id5" draw:start-glue-point="0" draw:end-shape="id4" svg:d="M6721 8192v-1454h6846v-1454" svg:viewBox="0 0 6847 2909">
          <text:p/>
        </draw:connector>
        <draw:frame draw:style-name="gr9" draw:text-style-name="P6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806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4.563cm" svg:y1="5.283cm" svg:x2="3.502cm" svg:y2="3.854cm" draw:start-shape="id4" draw:start-glue-point="6" draw:end-shape="id2" draw:end-glue-point="2" svg:d="M4563 5283v1017h-1061v-2446" svg:viewBox="0 0 1062 2447">
          <text:p/>
        </draw:connector>
        <draw:custom-shape draw:style-name="gr11" draw:text-style-name="P4" xml:id="id6" draw:id="id6" draw:layer="layout" svg:width="2.656cm" svg:height="1.664cm" svg:x="8.821cm" svg:y="8.194cm">
          <text:p text:style-name="P1"><text:span text:style-name="T1">LED 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2.656cm" svg:height="1.664cm" svg:x="12.623cm" svg:y="8.196cm">
          <text:p text:style-name="P1"><text:span text:style-name="T3">Switch </text:span></text:p>
          <text:p text:style-name="P1"><text:span text:style-name="T3">Driver/Sca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2.656cm" svg:height="1.664cm" svg:x="16.425cm" svg:y="8.198cm">
          <text:p text:style-name="P1"><text:span text:style-name="T3">Push-Button</text:span></text:p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2.656cm" svg:height="1.664cm" svg:x="20.327cm" svg:y="8.2cm">
          <text:p text:style-name="P1"><text:span text:style-name="T3">Frequency</text:span></text:p>
          <text:p text:style-name="P1"><text:span text:style-name="T3">Generator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3.567cm" svg:y1="5.284cm" svg:x2="10.149cm" svg:y2="8.194cm" draw:start-shape="id4" draw:start-glue-point="2" draw:end-shape="id6" draw:end-glue-point="0" svg:d="M13567 5284v1455h-3418v1455" svg:viewBox="0 0 3419 2911">
          <text:p/>
        </draw:connector>
        <draw:connector draw:style-name="gr12" draw:text-style-name="P7" draw:layer="layout" svg:x1="13.567cm" svg:y1="5.284cm" svg:x2="13.951cm" svg:y2="8.196cm" draw:start-shape="id4" draw:start-glue-point="2" draw:end-shape="id7" draw:end-glue-point="0" svg:d="M13567 5284v1456h384v1456" svg:viewBox="0 0 385 2913">
          <text:p/>
        </draw:connector>
        <draw:connector draw:style-name="gr12" draw:text-style-name="P7" draw:layer="layout" svg:x1="13.567cm" svg:y1="5.284cm" svg:x2="17.753cm" svg:y2="8.198cm" draw:start-shape="id4" draw:start-glue-point="2" draw:end-shape="id8" draw:end-glue-point="0" svg:d="M13567 5284v1457h4186v1457" svg:viewBox="0 0 4187 2915">
          <text:p/>
        </draw:connector>
        <draw:connector draw:style-name="gr12" draw:text-style-name="P7" draw:layer="layout" svg:x1="13.567cm" svg:y1="5.284cm" svg:x2="21.655cm" svg:y2="8.2cm" draw:start-shape="id4" draw:start-glue-point="2" draw:end-shape="id9" draw:end-glue-point="0" svg:d="M13567 5284v1458h8088v1458" svg:viewBox="0 0 8089 2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20T13:28:10.158453576</dc:date>
    <meta:editing-duration>PT4H15M15S</meta:editing-duration>
    <meta:editing-cycles>39</meta:editing-cycles>
    <meta:generator>LibreOffice/6.2.7.1$Linux_X86_64 LibreOffice_project/20$Build-1</meta:generator>
    <meta:document-statistic meta:object-count="21"/>
  </office:meta>
</office:document-meta>
</file>